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66d7" officeooo:paragraph-rsid="001166d7" style:font-size-asian="16pt" style:font-weight-asian="normal" style:font-size-complex="16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6d7" officeooo:paragraph-rsid="001166d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66d7" officeooo:paragraph-rsid="00153b0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66d7" officeooo:paragraph-rsid="001166d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66d7" officeooo:paragraph-rsid="00193fd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93fd4" officeooo:paragraph-rsid="00193fd4" style:font-size-asian="14pt" style:font-weight-asian="normal" style:font-size-complex="14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6d7" officeooo:paragraph-rsid="00193fd4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lano Perfeito</text:span><text:tab/><text:tab/><text:span text:style-name="T2">Renascer Praise</text:span></text:p>
      <text:p text:style-name="P3">Um plano pra salvar, um pacto pra selar</text:p>
      <text:p text:style-name="P3">Silêncio no céu</text:p>
      <text:p text:style-name="P3">Resgate e salvação encheu seu coração</text:p>
      <text:p text:style-name="P3">Ele nem hesitou</text:p>
      <text:p text:style-name="P3">No palco do amor, o autor anunciou</text:p>
      <text:p text:style-name="P3">A vida e salvação</text:p>
      <text:p text:style-name="P3">Tudo que ele fez foi obedecer</text:p>
      <text:p text:style-name="P3">O plano que Deus escreveu</text:p>
      <text:p text:style-name="P4"/>
      <text:p text:style-name="P4">E quando a minha história parecia ter chegado ao fim</text:p>
      <text:p text:style-name="P4">A sua graça me alcançou</text:p>
      <text:p text:style-name="P4">E quando tudo parecia estar perdido naquela cruz</text:p>
      <text:p text:style-name="P4">O seu sangue me libertou (me libertou)</text:p>
      <text:p text:style-name="P4"/>
      <text:p text:style-name="P4">Jesus, o plano perfeito</text:p>
      <text:p text:style-name="P4">Mistério da graça que me transformou</text:p>
      <text:p text:style-name="P4">O Seu nome é Jesus, nome sobre todos</text:p>
      <text:p text:style-name="P4">Veio pra salvar, ele me salvou!</text:p>
      <text:p text:style-name="P4"/>
      <text:p text:style-name="P6">Eu acredito que esta música Pedro gostaria de ter cantando,</text:p>
      <text:p text:style-name="P6">ter louvado na Galiléia pra ele foi destinado uma morte de cruz,</text:p>
      <text:p text:style-name="P6">mas quando o coloram na cruz ele disse não.</text:p>
      <text:p text:style-name="P6">Faz o seguinte inverte eu não sou digno de</text:p>
      <text:p text:style-name="P6">morrer igual ao meu Senhor, vocês não estão entendendo o que aconteceu comigo, eu era um pescador, eu era uma pessoa</text:p>
      <text:p text:style-name="P6">que morava na beira da praia, eu não tinha futuro,</text:p>
      <text:p text:style-name="P6">uma pessoa que não tinha esperança,eu era uma pessoa</text:p>
      <text:p text:style-name="P6">que não valia nada, Ele me salvou, me salvou enclusive do</text:p>
      <text:p text:style-name="P6">poder desta morte, do poder dessa tortura, eu sou salvo!</text:p>
      <text:p text:style-name="P6">Por favor invertam essa cruz, vocês não sabem mas</text:p>
      <text:p text:style-name="P6">Ele me salvou , eu sou livre…</text:p>
      <text:p text:style-name="P6">Ele me salvou Jesus o filho de Deus que tira o pecado do mundo,</text:p>
      <text:p text:style-name="P6">Ele pagou o preço da minha salvação JESUS</text:p>
      <text:p text:style-name="P7"><text:span text:style-name="T4">Plano Perfeito</text:span><text:tab/><text:tab/><text:span text:style-name="T2">Renascer Praise</text:span></text:p>
      <text:p text:style-name="P5">Um plano pra salvar, um pacto pra selar</text:p>
      <text:p text:style-name="P5">Silêncio no céu</text:p>
      <text:p text:style-name="P5">Resgate e salvação encheu seu coração</text:p>
      <text:p text:style-name="P5">Ele nem hesitou</text:p>
      <text:p text:style-name="P5">No palco do amor, o autor anunciou</text:p>
      <text:p text:style-name="P5">A vida e salvação</text:p>
      <text:p text:style-name="P5">Tudo que ele fez foi obedecer</text:p>
      <text:p text:style-name="P5">O plano que Deus escreveu</text:p>
      <text:p text:style-name="P5"/>
      <text:p text:style-name="P5">E quando a minha história parecia ter chegado ao fim</text:p>
      <text:p text:style-name="P5">A sua graça me alcançou</text:p>
      <text:p text:style-name="P5">E quando tudo parecia estar perdido naquela cruz</text:p>
      <text:p text:style-name="P5">O seu sangue me libertou (me libertou)</text:p>
      <text:p text:style-name="P5"/>
      <text:p text:style-name="P5">Jesus, o plano perfeito</text:p>
      <text:p text:style-name="P5">Mistério da graça que me transformou</text:p>
      <text:p text:style-name="P5">O Seu nome é Jesus, nome sobre todos</text:p>
      <text:p text:style-name="P5">Veio pra salvar, ele me salvou!</text:p>
      <text:p text:style-name="P5"/>
      <text:p text:style-name="P6">Eu acredito que esta música Pedro gostaria de ter cantando,</text:p>
      <text:p text:style-name="P6">ter louvado na Galiléia pra ele foi destinado uma morte de cruz,</text:p>
      <text:p text:style-name="P6">mas quando o coloram na cruz ele disse não.</text:p>
      <text:p text:style-name="P6">Faz o seguinte inverte eu não sou digno de</text:p>
      <text:p text:style-name="P6">morrer igual ao meu Senhor, vocês não estão entendendo o que aconteceu comigo, eu era um pescador, eu era uma pessoa</text:p>
      <text:p text:style-name="P6">que morava na beira da praia, eu não tinha futuro,</text:p>
      <text:p text:style-name="P6">uma pessoa que não tinha esperança,eu era uma pessoa</text:p>
      <text:p text:style-name="P6">que não valia nada, Ele me salvou, me salvou enclusive do</text:p>
      <text:p text:style-name="P6">poder desta morte, do poder dessa tortura, eu sou salvo!</text:p>
      <text:p text:style-name="P6">Por favor invertam essa cruz, vocês não sabem mas</text:p>
      <text:p text:style-name="P6">Ele me salvou , eu sou livre…</text:p>
      <text:p text:style-name="P6">Ele me salvou Jesus o filho de Deus que tira o pecado do mundo,</text:p>
      <text:p text:style-name="P6">Ele pagou o preço da minha salvação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22T07:59:35.921945371</dc:date>
    <meta:editing-cycles>19</meta:editing-cycles>
    <meta:editing-duration>PT36M38S</meta:editing-duration>
    <meta:generator>LibreOffice/5.2.4.2.1$Linux_X86_64 LibreOffice_project/20m0$Build-2</meta:generator>
    <meta:print-date>2017-01-21T12:55:06.571147926</meta:print-date>
    <meta:document-statistic meta:table-count="0" meta:image-count="0" meta:object-count="0" meta:page-count="1" meta:paragraph-count="60" meta:word-count="478" meta:character-count="2500" meta:non-whitespace-character-count="2080"/>
  </office:meta>
</office:document-meta>
</file>